
<file path=META-INF/manifest.xml><?xml version="1.0" encoding="utf-8"?>
<manifest:manifest xmlns:manifest="urn:oasis:names:tc:opendocument:xmlns:manifest:1.0" manifest:version="1.2">
  <manifest:file-entry manifest:version="1.2" manifest:full-path="/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fo="urn:oasis:names:tc:opendocument:xmlns:xsl-fo-compatible:1.0" xmlns:of="urn:oasis:names:tc:opendocument:xmlns:of:1.2" xmlns:dom="http://www.w3.org/2001/xml-events" xmlns:ooo="http://openoffice.org/2004/office" xmlns:rpt="http://openoffice.org/2005/report" xmlns:svg="urn:oasis:names:tc:opendocument:xmlns:svg-compatible:1.0" xmlns:xsd="http://www.w3.org/2001/XMLSchema" xmlns:xsi="http://www.w3.org/2001/XMLSchema-instance" xmlns:dr3d="urn:oasis:names:tc:opendocument:xmlns:dr3d:1.0" xmlns:draw="urn:oasis:names:tc:opendocument:xmlns:drawing:1.0" xmlns:form="urn:oasis:names:tc:opendocument:xmlns:form:1.0" xmlns:math="http://www.w3.org/1998/Math/MathML" xmlns:meta="urn:oasis:names:tc:opendocument:xmlns:meta:1.0" xmlns:oooc="http://openoffice.org/2004/calc" xmlns:ooow="http://openoffice.org/2004/writer" xmlns:text="urn:oasis:names:tc:opendocument:xmlns:text:1.0" xmlns:chart="urn:oasis:names:tc:opendocument:xmlns:chart:1.0" xmlns:css3t="http://www.w3.org/TR/css3-text/" xmlns:field="urn:openoffice:names:experimental:ooo-ms-interop:xmlns:field:1.0" xmlns:formx="urn:openoffice:names:experimental:ooxml-odf-interop:xmlns:form:1.0" xmlns:grddl="http://www.w3.org/2003/g/data-view#" xmlns:loext="urn:org:documentfoundation:names:experimental:office:xmlns:loext:1.0" xmlns:style="urn:oasis:names:tc:opendocument:xmlns:style:1.0" xmlns:table="urn:oasis:names:tc:opendocument:xmlns:table:1.0" xmlns:xhtml="http://www.w3.org/1999/xhtml" xmlns:xlink="http://www.w3.org/1999/xlink" xmlns:number="urn:oasis:names:tc:opendocument:xmlns:datastyle:1.0" xmlns:office="urn:oasis:names:tc:opendocument:xmlns:office:1.0" xmlns:script="urn:oasis:names:tc:opendocument:xmlns:script:1.0" xmlns:xforms="http://www.w3.org/2002/xforms" xmlns:calcext="urn:org:documentfoundation:names:experimental:calc:xmlns:calcext:1.0" xmlns:drawooo="http://openoffice.org/2010/draw" xmlns:tableooo="http://openoffice.org/2009/table" xmlns:officeooo="http://openoffice.org/2009/office" office:version="1.2">
  <office:scripts/>
  <office:font-face-decls>
    <style:font-face style:name="OpenSymbol" svg:font-family="OpenSymbol" style:font-charset="x-symbol"/>
    <style:font-face style:name="Liberation Serif" svg:font-family="'Liberation Serif'" style:font-pitch="variable" style:font-family-generic="roman"/>
    <style:font-face style:name="DejaVu Sans" svg:font-family="'DejaVu Sans'" style:font-pitch="variable" style:font-family-generic="system"/>
  </office:font-face-decls>
  <office:automatic-styles>
    <style:style style:name="Corps" style:family="table">
      <style:table-properties style:width="20.003cm" table:align="margins"/>
    </style:style>
    <style:style style:name="Corps.A" style:family="table-column">
      <style:table-column-properties style:column-width="10.001cm" style:rel-column-width="32767*"/>
    </style:style>
    <style:style style:name="Corps.A1" style:family="table-cell">
      <style:table-cell-properties fo:padding="0.097cm" fo:border-top="0.05pt solid #000000" fo:border-left="0.05pt solid #000000" fo:border-right="none" fo:border-bottom="0.05pt solid #000000"/>
    </style:style>
    <style:style style:name="Corps.B1" style:family="table-cell">
      <style:table-cell-properties fo:border="0.05pt solid #000000" fo:padding="0.097cm"/>
    </style:style>
    <style:style style:name="Corps.A2" style:family="table-cell">
      <style:table-cell-properties fo:padding="0.097cm" fo:border-top="none" fo:border-left="0.05pt solid #000000" fo:border-right="none" fo:border-bottom="0.05pt solid #000000"/>
    </style:style>
    <style:style style:name="Corps.B2" style:family="table-cell">
      <style:table-cell-properties fo:padding="0.097cm" fo:border-top="none" fo:border-left="0.05pt solid #000000" fo:border-right="0.05pt solid #000000" fo:border-bottom="0.05pt solid #000000"/>
    </style:style>
    <style:style style:name="P1" style:family="paragraph" style:parent-style-name="Footer">
      <style:text-properties officeooo:rsid="000a18d0" officeooo:paragraph-rsid="000a18d0"/>
    </style:style>
    <style:style style:name="P2" style:family="paragraph" style:parent-style-name="Standard">
      <style:text-properties officeooo:rsid="000e5e70" officeooo:paragraph-rsid="000e5e70"/>
    </style:style>
    <style:style style:name="P3" style:family="paragraph" style:parent-style-name="Standard">
      <style:text-properties officeooo:rsid="001189a1" officeooo:paragraph-rsid="001189a1"/>
    </style:style>
    <style:style style:name="P4" style:family="paragraph" style:parent-style-name="Standard">
      <style:text-properties officeooo:rsid="0012961f" officeooo:paragraph-rsid="0012961f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user-field-decls>
        <text:user-field-decl text:name="variable_utilisee_deux_fois" office:value-type="string" office:string-value="variable_utilisee_deux_fois"/>
        <text:user-field-decl text:name="variable_html" office:value-type="string" office:string-value="variable_html"/>
        <text:user-field-decl text:name="Batpro_OD_Printer_Titre" office:value-type="string" office:string-value="Batpro_OD_Printer_Titre"/>
      </text:user-field-decls>
      <text:p text:style-name="P4">Test Table avec champs html</text:p>
      <table:table table:name="Corps" table:style-name="Corps">
        <table:table-column table:style-name="Corps.A" table:number-columns-repeated="2"/>
        <table:table-row>
          <table:table-cell table:style-name="Corps.A1" office:value-type="string">
            <text:p text:style-name="Table_20_Contents"/>
          </table:table-cell>
          <table:table-cell table:style-name="Corps.B1" office:value-type="string">
            <text:p text:style-name="Table_20_Contents"/>
          </table:table-cell>
        </table:table-row>
        <table:table-row>
          <table:table-cell table:style-name="Corps.A2" office:value-type="string">
            <text:p text:style-name="Table_20_Contents"/>
          </table:table-cell>
          <table:table-cell table:style-name="Corps.B2" office:value-type="string">
            <text:p text:style-name="Table_20_Contents"/>
          </table:table-cell>
        </table:table-row>
      </table:table>
      <text:p text:style-name="P4"/>
      <text:p text:style-name="P3">Test de variable html</text:p>
      <text:p text:style-name="P3"><text:user-field-get text:name="variable_html">variable_html</text:user-field-get></text:p>
      <text:p text:style-name="P2">Test d’ajout de texte formaté en html</text:p>
      <text:p text:style-name="P2"/>
      <text:p><text:user-field-get text:name="Batpro_OD_Printer_Titre"/></text:p>
      <text:p><text:user-field-get text:name="variable_html"/></text:p>
      <table:table table:name="Corps">
        <table:table-header-rows>
          <table:table-row>
            <table:table-cell/>
          </table:table-row>
        </table:table-header-rows>
        <table:table-row>
          <table:table-cell/>
        </table:table-row>
      </table:table>
    </office:text>
  </office:body>
</office:document-content>
</file>

<file path=styles.xml><?xml version="1.0" encoding="utf-8"?>
<office:document-styles xmlns:dc="http://purl.org/dc/elements/1.1/" xmlns:fo="urn:oasis:names:tc:opendocument:xmlns:xsl-fo-compatible:1.0" xmlns:of="urn:oasis:names:tc:opendocument:xmlns:of:1.2" xmlns:dom="http://www.w3.org/2001/xml-events" xmlns:ooo="http://openoffice.org/2004/office" xmlns:rpt="http://openoffice.org/2005/report" xmlns:svg="urn:oasis:names:tc:opendocument:xmlns:svg-compatible:1.0" xmlns:dr3d="urn:oasis:names:tc:opendocument:xmlns:dr3d:1.0" xmlns:draw="urn:oasis:names:tc:opendocument:xmlns:drawing:1.0" xmlns:form="urn:oasis:names:tc:opendocument:xmlns:form:1.0" xmlns:math="http://www.w3.org/1998/Math/MathML" xmlns:meta="urn:oasis:names:tc:opendocument:xmlns:meta:1.0" xmlns:oooc="http://openoffice.org/2004/calc" xmlns:ooow="http://openoffice.org/2004/writer" xmlns:text="urn:oasis:names:tc:opendocument:xmlns:text:1.0" xmlns:chart="urn:oasis:names:tc:opendocument:xmlns:chart:1.0" xmlns:css3t="http://www.w3.org/TR/css3-text/" xmlns:field="urn:openoffice:names:experimental:ooo-ms-interop:xmlns:field:1.0" xmlns:grddl="http://www.w3.org/2003/g/data-view#" xmlns:loext="urn:org:documentfoundation:names:experimental:office:xmlns:loext:1.0" xmlns:style="urn:oasis:names:tc:opendocument:xmlns:style:1.0" xmlns:table="urn:oasis:names:tc:opendocument:xmlns:table:1.0" xmlns:xhtml="http://www.w3.org/1999/xhtml" xmlns:xlink="http://www.w3.org/1999/xlink" xmlns:number="urn:oasis:names:tc:opendocument:xmlns:datastyle:1.0" xmlns:office="urn:oasis:names:tc:opendocument:xmlns:office:1.0" xmlns:script="urn:oasis:names:tc:opendocument:xmlns:script:1.0" xmlns:calcext="urn:org:documentfoundation:names:experimental:calc:xmlns:calcext:1.0" xmlns:drawooo="http://openoffice.org/2010/draw" xmlns:tableooo="http://openoffice.org/2009/table" xmlns:officeooo="http://openoffice.org/2009/office" office:version="1.2">
  <office:font-face-decls>
    <style:font-face style:name="OpenSymbol" svg:font-family="OpenSymbol" style:font-charset="x-symbol"/>
    <style:font-face style:name="Liberation Serif" svg:font-family="'Liberation Serif'" style:font-pitch="variable" style:font-family-generic="roman"/>
    <style:font-face style:name="DejaVu Sans" svg:font-family="'DejaVu Sans'" style:font-pitch="variable" style:font-family-generic="system"/>
  </office:font-face-decls>
  <office:styles>
    <style:default-style style:family="graphic">
      <style:graphic-properties fo:wrap-option="no-wrap" draw:fill-color="#729fcf" svg:stroke-color="#3465a4" draw:shadow-offset-x="0.3cm" draw:shadow-offset-y="0.3cm" style:flow-with-text="false" draw:end-line-spacing-vertical="0.283cm" draw:end-line-spacing-horizontal="0.283cm" draw:start-line-spacing-vertical="0.283cm" draw:start-line-spacing-horizontal="0.283cm"/>
      <style:paragraph-properties style:line-break="strict" style:text-autospace="ideograph-alpha" style:font-independent-line-spacing="false">
        <style:tab-stops/>
      </style:paragraph-properties>
      <style:text-properties fo:color="#000000" fo:country="FR" fo:language="fr" fo:font-size="12pt" style:font-name="Liberation Serif" style:country-asian="US" style:language-asian="en" style:country-complex="US" style:font-name-asian="DejaVu Sans" style:font-size-asian="12pt" style:language-complex="en" style:font-name-complex="DejaVu Sans" style:font-size-complex="12pt"/>
    </style:default-style>
    <style:default-style style:family="paragraph">
      <style:paragraph-properties style:line-break="strict" style:writing-mode="page" style:text-autospace="ideograph-alpha" style:punctuation-wrap="hanging"/>
      <style:text-properties fo:color="#000000" fo:country="FR" fo:language="fr" fo:font-size="12pt" style:font-name="Liberation Serif" style:country-asian="US" style:language-asian="en" style:country-complex="US" style:font-name-asian="DejaVu Sans" style:font-size-asian="12pt" style:language-complex="en" style:font-name-complex="DejaVu Sans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class="text" style:family="paragraph">
      <style:text-properties fo:font-size="12pt"/>
    </style:style>
    <style:style style:name="Document_20_Title" style:family="paragraph" style:display-name="Document Title" style:next-style-name="Standard">
      <style:paragraph-properties fo:text-align="center" style:justify-single-word="false"/>
      <style:text-properties fo:font-size="24pt" fo:font-weight="bold"/>
    </style:style>
    <style:style style:name="Head_20_1" style:family="paragraph" style:display-name="Head 1" style:next-style-name="Standard" style:default-outline-level="1">
      <style:text-properties fo:font-size="20pt" fo:font-weight="bold"/>
    </style:style>
    <style:style style:name="Head_20_2" style:family="paragraph" style:display-name="Head 2" style:next-style-name="Standard" style:default-outline-level="2">
      <style:text-properties fo:font-size="16pt" fo:font-weight="bold"/>
    </style:style>
    <style:style style:name="Head_20_3" style:family="paragraph" style:display-name="Head 3" style:next-style-name="Standard" style:default-outline-level="3">
      <style:text-properties fo:font-size="12pt" fo:font-weight="bold"/>
    </style:style>
    <style:style style:name="Enumerated_20_List" style:family="paragraph" style:display-name="Enumerated List" style:list-style-name="Numbering_20_Style_20_for_20_Enumerated_20_List">
      <style:text-properties fo:font-size="12pt"/>
    </style:style>
    <style:style style:name="Alphabetical_20_List" style:family="paragraph" style:display-name="Alphabetical List" style:list-style-name="Numbering_20_Style_20_for_20_Alphabetical_20_List">
      <style:text-properties fo:font-size="12pt"/>
    </style:style>
    <style:style style:name="Bullet_20_List" style:family="paragraph" style:display-name="Bullet List" style:list-style-name="Numbering_20_Style_20_for_20_Bullet_20_List">
      <style:text-properties fo:font-size="12pt"/>
    </style:style>
    <style:style style:name="Footer" style:class="extra" style:family="paragraph" style:parent-style-name="Standard">
      <style:paragraph-properties text:line-number="0" text:number-lines="false">
        <style:tab-stops>
          <style:tab-stop style:type="center" style:position="8.49cm"/>
          <style:tab-stop style:type="right" style:position="16.979cm"/>
        </style:tab-stops>
      </style:paragraph-properties>
    </style:style>
    <style:style style:name="Table_20_Contents" style:class="extra" style:family="paragraph" style:display-name="Table Contents" style:parent-style-name="Standard">
      <style:paragraph-properties text:line-number="0" text:number-lines="false"/>
    </style:style>
    <style:style style:name="Graphics" style:family="graphic">
      <style:graphic-properties svg:x="0cm" svg:y="0cm" style:wrap="dynamic" text:anchor-type="paragraph" style:vertical-pos="top" style:vertical-rel="paragraph" style:wrap-contour="false" style:horizontal-pos="center" style:horizontal-rel="paragraph" style:number-wrapped-paragraphs="no-limit"/>
    </style:style>
    <text:outline-style style:name="Outline">
      <text:outline-level-style text:level="1" style:num-format="1" style:num-suffix=".">
        <style:list-level-properties/>
      </text:outline-level-style>
      <text:outline-level-style text:level="2" style:num-format="1" style:num-suffix="." text:display-levels="2">
        <style:list-level-properties/>
      </text:outline-level-style>
      <text:outline-level-style text:level="3" style:num-format="1" style:num-suffix=".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format="1" style:num-suffix=".">
        <style:list-level-properties/>
      </text:list-level-style-number>
      <text:list-level-style-number text:level="2" style:num-format="1" style:num-suffix=".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text:level="10" style:num-format="1" style:num-suffix=".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format="1" style:num-suffix=".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text:level="2" style:num-format="1" style:num-suffix="." text:display-levels="2">
        <style:list-level-properties/>
      </text:list-level-style-number>
      <text:list-level-style-number text:level="3" style:num-format="1" style:num-suffix=".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text:level="10" style:num-format="1" style:num-suffix=".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format="1" style:num-suffix=".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text:level="3" style:num-format="1" style:num-suffix="." text:display-levels="3">
        <style:list-level-properties/>
      </text:list-level-style-number>
      <text:list-level-style-number text:level="4" style:num-format="1" style:num-suffix=".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text:level="10" style:num-format="1" style:num-suffix=".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format="1" style:num-suffix=".">
        <style:list-level-properties/>
      </text:list-level-style-number>
      <text:list-level-style-number text:level="2" style:num-format="1" style:num-suffix=".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text:level="10" style:num-format="1" style:num-suffix=".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format="a" style:num-suffix=")">
        <style:list-level-properties/>
      </text:list-level-style-number>
      <text:list-level-style-number text:level="2" style:num-format="1" style:num-suffix=".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text:level="10" style:num-format="1" style:num-suffix=".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format="1" style:num-suffix=".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text:level="10" style:num-format="1" style:num-suffix=".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offset="0.499cm" text:increment="5" style:num-format="1" text:number-lines="false" text:number-position="left"/>
    <style:style style:name="_5f_Corps_5f_Style_5f_Colonne" style:class="text" style:family="paragraph" style:display-name="_Corps_Style_Colonne" style:parent-style-name="Table_20_Contents"/>
    <style:style style:name="_5f_Corps_5f_Style_5f_Merge" style:class="text" style:family="paragraph" style:display-name="_Corps_Style_Merge" style:parent-style-name="_5f_Corps_5f_Style_5f_Colonne"/>
    <style:style style:name="_5f_Corps_5f__5f_Nom" style:class="text" style:family="paragraph" style:display-name="_Corps__Nom" style:parent-style-name="_5f_Corps_5f_Style_5f_Colonne"/>
    <style:style style:name="_5f_Corps_5f__5f_html" style:class="text" style:family="paragraph" style:display-name="_Corps__html" style:parent-style-name="_5f_Corps_5f_Style_5f_Colonne"/>
    <style:style style:name="_5f_Corps_5f__5f_id" style:class="text" style:family="paragraph" style:display-name="_Corps__id" style:parent-style-name="_5f_Corps_5f_Style_5f_Colonne"/>
    <style:style style:name="_5f_Corps_5f__5f_Selected" style:class="text" style:family="paragraph" style:display-name="_Corps__Selected" style:parent-style-name="_5f_Corps_5f_Style_5f_Colonne"/>
  </office:styles>
  <office:automatic-styles>
    <style:style style:name="MP1" style:family="paragraph" style:parent-style-name="Footer">
      <style:text-properties officeooo:rsid="000a18d0" officeooo:paragraph-rsid="000a18d0"/>
    </style:style>
    <style:page-layout style:name="Mpm1">
      <style:page-layout-properties fo:border="none" fo:padding="0cm" fo:margin-top="0.499cm" fo:page-width="21.001cm" fo:margin-left="0.499cm" fo:page-height="29.7cm" fo:margin-right="0.499cm" fo:margin-bottom="0.499cm" style:num-format="1" style:writing-mode="lr-tb" style:print-orientation="portrait" style:footnote-max-height="0cm">
        <style:footnote-sep style:color="#000000" style:width="0.018cm" style:rel-width="20%" style:adjustment="left" style:line-style="solid"/>
      </style:page-layout-properties>
      <style:header-style/>
      <style:footer-style>
        <style:header-footer-properties fo:margin-top="0.499cm" fo:min-height="0cm" fo:margin-left="0cm" fo:margin-right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dc="http://purl.org/dc/elements/1.1/" xmlns:ooo="http://openoffice.org/2004/office" xmlns:meta="urn:oasis:names:tc:opendocument:xmlns:meta:1.0" xmlns:grddl="http://www.w3.org/2003/g/data-view#" xmlns:xlink="http://www.w3.org/1999/xlink" xmlns:office="urn:oasis:names:tc:opendocument:xmlns:office:1.0" office:version="1.2">
  <office:meta>
    <meta:generator>LibreOffice/5.4.6.2$Linux_X86_64 LibreOffice_project/40m0$Build-2</meta:generator>
    <meta:editing-cycles>18</meta:editing-cycles>
    <meta:creation-date>2008-08-22T11:41:04</meta:creation-date>
    <dc:date>2018-04-27T23:14:57.204791851</dc:date>
    <meta:editing-duration>PT29M12S</meta:editing-duration>
    <meta:document-statistic meta:page-count="1" meta:word-count="17" meta:image-count="0" meta:table-count="1" meta:object-count="0" meta:character-count="98" meta:paragraph-count="4" meta:non-whitespace-character-count="85"/>
  </office:meta>
</office:document-meta>
</file>